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 fo:font-size="12pt" officeooo:rsid="00484ee4" officeooo:paragraph-rsid="002c512f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8" style:family="paragraph" style:parent-style-name="Table_20_Contents">
      <style:text-properties style:font-name="Times New Roman" officeooo:paragraph-rsid="002c512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4pt" officeooo:paragraph-rsid="00381e49" style:font-size-asian="24pt" style:font-size-complex="24pt"/>
    </style:style>
    <style:style style:name="P16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7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8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4a48c"/>
    </style:style>
    <style:style style:name="P19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officeooo:paragraph-rsid="00388571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1af60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officeooo:rsid="011e3475"/>
    </style:style>
    <style:style style:name="T16" style:family="text">
      <style:text-properties officeooo:rsid="0059ec4d"/>
    </style:style>
    <style:style style:name="T17" style:family="text">
      <style:text-properties officeooo:rsid="002aa57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style:font-name="Times New Roman" officeooo:rsid="00f9f1a9" fo:background-color="#ffffff" loext:char-shading-value="0"/>
    </style:style>
    <style:style style:name="T2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2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5"/>
      <text:p text:style-name="P15"/>
      <text:p text:style-name="P15"/>
      <text:p text:style-name="P12">C<text:span text:style-name="T14">ertidão De Matrícula</text:span></text:p>
      <text:p text:style-name="P12"/>
      <text:p text:style-name="P17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Letras</text:span><text:span text:style-name="T4"> </text:span><text:span text:style-name="T3">da Universidade de Lisboa.</text:span></text:p>
      <text:p text:style-name="P18"><text:span text:style-name="T19">Certifica, em face dos registos existentes nesta Faculdade, que </text:span><text:span text:style-name="T19"><text:text-input text:description="${person.name}">${person.name}</text:text-input></text:span><text:span text:style-name="T19">, </text:span><text:span text:style-name="T19"><text:text-input text:description="[#if person.female]">[#if person.female]</text:text-input></text:span><text:span text:style-name="T19">aluna</text:span><text:span text:style-name="T19"><text:text-input text:description="[#elseif person.male]">[#elseif person.male]</text:text-input></text:span><text:span text:style-name="T19">aluno</text:span><text:span text:style-name="T19"><text:text-input text:description="[/#if]">[/#if]</text:text-input></text:span><text:span text:style-name="T19"> n.º </text:span><text:span text:style-name="T18"><text:text-input text:description="${registration.number}">${registration.number}</text:text-input></text:span><text:span text:style-name="T19">, </text:span><text:span text:style-name="T19"><text:text-input text:description="[#if person.female]">[#if person.female]</text:text-input></text:span><text:span text:style-name="T19">nascida</text:span><text:span text:style-name="T19"><text:text-input text:description="[#elseif person.male]">[#elseif person.male]</text:text-input></text:span><text:span text:style-name="T19">nascido</text:span><text:span text:style-name="T19"><text:text-input text:description="[/#if]">[/#if]</text:text-input></text:span><text:span text:style-name="T19"> a </text:span><text:span text:style-name="T19"><text:text-input text:description="${lang.pt(dates.extendedDate(person.dateOfBirthYearMonthDay))}">${lang.pt(dates.extendedDate(person.dateOfBirthYearMonthDay))}</text:text-input></text:span><text:span text:style-name="T19">, </text:span><text:span text:style-name="T19"><text:text-input text:description="[#if person.female]">[#if person.female]</text:text-input></text:span><text:span text:style-name="T19">portadora</text:span><text:span text:style-name="T19"><text:text-input text:description="[#elseif person.male]">[#elseif person.male]</text:text-input></text:span><text:span text:style-name="T19">portador</text:span><text:span text:style-name="T19"><text:text-input text:description="[/#if]">[/#if]</text:text-input></text:span><text:span text:style-name="T19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</text:span><text:span text:style-name="T20">realizou a matrícula no Curso de </text:span><text:span text:style-name="T18"><text:text-input text:description="${lang.pt(curricularPlanInformation.degreePresentationName)}">${lang.pt(curricularPlanInformation.degreePresentationName)}</text:text-input></text:span><text:span text:style-name="T20"> no ano letivo d</text:span><text:span text:style-name="T21">e </text:span><text:span text:style-name="T18"><text:text-input text:description="${registration.startExecutionYear.name}">${registration.startExecutionYear.name}</text:text-input></text:span><text:span text:style-name="T20">.</text:span></text:p>
      <text:p text:style-name="P16"/>
      <text:p text:style-name="P22"><text:span text:style-name="T18"><text:text-input text:description="[#if serviceRequest.documentPurposeTypeInstance??]">[#if serviceRequest.documentPurposeTypeInstance??]</text:text-input></text:span><text:span text:style-name="T18"><text:text-input text:description="[#if serviceRequest.documentPurposeTypeInstance.code == &quot;FAMILY_ALLOWANCE&quot;]">[#if serviceRequest.documentPurposeTypeInstance.code == "FAMILY_ALLOWANCE"]</text:text-input></text:span><text:span text:style-name="T18">Esta certidão serve como comprovativo para efeitos de Abono de Família.</text:span><text:span text:style-name="T18"><text:text-input text:description="[#elseif serviceRequest.documentPurposeTypeInstance.code == &quot;FAMILY_BENEFITS&quot;]">[#elseif serviceRequest.documentPurposeTypeInstance.code == "FAMILY_BENEFITS"]</text:text-input></text:span><text:span text:style-name="T18">Esta certidão serve como comprovativo para efeitos de Prestações Familiares.</text:span><text:span text:style-name="T18"><text:text-input text:description="[#elseif serviceRequest.documentPurposeTypeInstance.code == &quot;IRS&quot;]">[#elseif serviceRequest.documentPurposeTypeInstance.code == "IRS"]</text:text-input></text:span><text:span text:style-name="T18">Esta certidão serve como comprovativo para efeitos de IRS.</text:span><text:span text:style-name="T18"><text:text-input text:description="[#elseif serviceRequest.documentPurposeTypeInstance.code == &quot;ADSE_ADM_SAD_SSMJ&quot;]">[#elseif serviceRequest.documentPurposeTypeInstance.code == "ADSE_ADM_SAD_SSMJ"]</text:text-input></text:span><text:span text:style-name="T18">Esta certidão serve como comprovativo para efeitos de ADSE/ADM/SAD/SSMJ.</text:span><text:span text:style-name="T18"><text:text-input text:description="[#elseif serviceRequest.documentPurposeTypeInstance.code == &quot;SOCIAL_SECURITY&quot;]">[#elseif serviceRequest.documentPurposeTypeInstance.code == "SOCIAL_SECURITY"]</text:text-input></text:span><text:span text:style-name="T18">Esta certidão serve como comprovativo para efeitos de Segurança Social.</text:span><text:span text:style-name="T18"><text:text-input text:description="[#elseif serviceRequest.documentPurposeTypeInstance.code == &quot;MILITARY&quot;]">[#elseif serviceRequest.documentPurposeTypeInstance.code == "MILITARY"]</text:text-input></text:span><text:span text:style-name="T18">Esta certidão serve como comprovativo para fins militares.</text:span><text:span text:style-name="T18"><text:text-input text:description="[#elseif serviceRequest.documentPurposeTypeInstance.code == &quot;STUDY_SCHOLARSHIP&quot;]">[#elseif serviceRequest.documentPurposeTypeInstance.code == "STUDY_SCHOLARSHIP"]</text:text-input></text:span><text:span text:style-name="T18">Esta certidão serve como comprovativo para efeitos de bolsa de estudo.</text:span><text:span text:style-name="T18"><text:text-input text:description="[#elseif serviceRequest.documentPurposeTypeInstance.code == &quot;PROFESSIONAL&quot;]">[#elseif serviceRequest.documentPurposeTypeInstance.code == "PROFESSIONAL"]</text:text-input></text:span><text:span text:style-name="T18">Esta certidão serve como comprovativo para fins profissionais.</text:span><text:span text:style-name="T18"><text:text-input text:description="[#elseif serviceRequest.documentPurposeTypeInstance.code == &quot;PPRE&quot;]">[#elseif serviceRequest.documentPurposeTypeInstance.code == "PPRE"]</text:text-input></text:span><text:span text:style-name="T18">Esta certidão serve como comprovativo para efeitos de Plano de Poupança Reforma/Educação.</text:span><text:span text:style-name="T18"><text:text-input text:description="[#elseif serviceRequest.documentPurposeTypeInstance.code == &quot;IMMIGRATION&quot;]">[#elseif serviceRequest.documentPurposeTypeInstance.code == "IMMIGRATION"]</text:text-input></text:span><text:span text:style-name="T18"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span><text:span text:style-name="T18"><text:text-input text:description="[#elseif serviceRequest.documentPurposeTypeInstance.code == &quot;OTHER&quot;]">[#elseif serviceRequest.documentPurposeTypeInstance.code == "OTHER"]</text:text-input></text:span><text:span text:style-name="T18"><text:text-input text:description="${serviceRequest.otherDocumentPurposeTypeDescription}">${serviceRequest.otherDocumentPurposeTypeDescription}</text:text-input></text:span><text:span text:style-name="T18"><text:text-input text:description="[/#if]">[/#if]</text:text-input></text:span></text:p>
      <text:p text:style-name="P11"/>
      <text:p text:style-name="P11"><text:text-input text:description="[/#if]">[/#if]</text:text-input></text:p>
      <text:p text:style-name="P5"><text:span text:style-name="T15">A</text:span> presente certi<text:span text:style-name="T15">dão</text:span> <text:span text:style-name="T16">vai</text:span> firmad<text:span text:style-name="T17">a</text:span> com o selo branco em uso nesta Faculdade.</text:p>
      <text:p text:style-name="P6"/>
      <text:p text:style-name="P6"/>
      <text:p text:style-name="P7"><text:span text:style-name="T3">Faculdade de </text:span><text:span text:style-name="T2">Letras </text:span><text:span text:style-name="T3">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6"/>
      <text:p text:style-name="P8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"><text:text-input text:description="[#if hasPricetag]">[#if hasPricetag]</text:text-input></text:p>
            <text:p text:style-name="P21"><text:span text:style-name="T11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1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25in" fo:margin-left="0.0354in" table:align="left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3.3188in"/>
    </style:style>
    <style:style style:name="Table2.1" style:family="table-row">
      <style:table-row-properties style:row-height="0.2361in"/>
    </style:style>
    <style:style style:name="Table2.A1" style:family="table-cell">
      <style:table-cell-properties style:vertical-align="middle" fo:padding="0.0382in" fo:border="none"/>
    </style:style>
    <style:style style:name="Table2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06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2.1">
            <table:table-cell table:style-name="Table2.A1" office:value-type="string">
              <text:p text:style-name="MP2"/>
            </table:table-cell>
            <table:table-cell table:style-name="Table2.B2" office:value-type="string">
              <text:p text:style-name="MP3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23:49.981383442</dc:date>
    <meta:editing-duration>PT2H37M21S</meta:editing-duration>
    <meta:editing-cycles>36</meta:editing-cycles>
    <meta:generator>LibreOffice/4.2.8.2$Linux_X86_64 LibreOffice_project/420m0$Build-2</meta:generator>
    <meta:document-statistic meta:table-count="2" meta:image-count="1" meta:object-count="0" meta:page-count="2" meta:paragraph-count="15" meta:word-count="410" meta:character-count="3300" meta:non-whitespace-character-count="3050"/>
  </office:meta>
</office:document-meta>
</file>